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rsid="000f6296" officeooo:paragraph-rsid="000f6296"/>
    </style:style>
    <style:style style:name="P2" style:family="paragraph" style:parent-style-name="Text_20_body">
      <style:text-properties fo:language="cs" fo:country="CZ" officeooo:paragraph-rsid="000f6296"/>
    </style:style>
    <style:style style:name="P3" style:family="paragraph" style:parent-style-name="Text_20_body">
      <style:text-properties fo:language="cs" fo:country="CZ" officeooo:rsid="001214f1" officeooo:paragraph-rsid="001214f1"/>
    </style:style>
    <style:style style:name="P4" style:family="paragraph" style:parent-style-name="Title">
      <style:text-properties fo:language="cs" fo:country="CZ" officeooo:rsid="000f6296" officeooo:paragraph-rsid="000f6296"/>
    </style:style>
    <style:style style:name="P5" style:family="paragraph" style:parent-style-name="Text_20_body">
      <style:text-properties officeooo:rsid="000f6296" officeooo:paragraph-rsid="000f6296"/>
    </style:style>
    <style:style style:name="P6" style:family="paragraph" style:parent-style-name="Text_20_body">
      <style:text-properties officeooo:rsid="00128f31" officeooo:paragraph-rsid="00128f31"/>
    </style:style>
    <style:style style:name="P7" style:family="paragraph" style:parent-style-name="Heading_20_3">
      <style:text-properties fo:language="cs" fo:country="CZ" officeooo:rsid="000f6296" officeooo:paragraph-rsid="000f6296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f6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MO semestrální práce design patterns</text:p>
      <text:h text:style-name="P7" text:outline-level="3">Singleton</text:h>
      <text:p text:style-name="P1">House jakožto hlavní entita je vytvořen právě jednou.</text:p>
      <text:h text:style-name="P7" text:outline-level="3">Factory method</text:h>
      <text:p text:style-name="P1">Jednotlivé spotřebiče jsou předdefinovány a generovány pomocí třídy ApplianceCreater.</text:p>
      <text:p text:style-name="P3">Stejným způsobem generujeme jednotlivé sportovní vybavení Sport Equipment pomocí SportEquipmentCreater.</text:p>
      <text:h text:style-name="P7" text:outline-level="3">Lazy loading</text:h>
      <text:p text:style-name="P1">Používáme pro načítání manuálů Manual pomocí metody getManual v jednotlivých spotřebičích Appliance. </text:p>
      <text:h text:style-name="P7" text:outline-level="3">Observer</text:h>
      <text:p text:style-name="P1">Jednotlivé spotřebiče Appliance si udržují seznam observerů – senzorů, které notifikuje, pokud dojde ke změně stavu spotřebiče, jako je zapnutí vypnutí a podobě.</text:p>
      <text:p text:style-name="P1">Veškeré spotřebiče Appliance i živočichové Organism si udržují observer EventObserver, který uchovává veškeré eventy Event, které instance vygenerují.</text:p>
      <text:h text:style-name="P7" text:outline-level="3">State machine</text:h>
      <text:p text:style-name="P5"><text:span text:style-name="T1">Slouží při používání pračky WashingMashine k pohybu mezi stavy Full, Empty, On, Off, Idle.</text:span></text:p>
      <text:h text:style-name="Heading_20_3" text:outline-level="3">Builder</text:h>
      <text:p text:style-name="P6">Využit pro konstrukci domu.</text:p>
      <text:h text:style-name="Heading_20_3" text:outline-level="3">Object pool</text:h>
      <text:p text:style-name="P6">Dům je osídlen již hotovými osobami a zvířaty.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28f31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48:26.908096430</meta:creation-date>
    <dc:date>2018-12-18T11:38:39.032617924</dc:date>
    <meta:editing-duration>PT22M5S</meta:editing-duration>
    <meta:editing-cycles>3</meta:editing-cycles>
    <meta:generator>LibreOffice/6.0.7.3.0$Linux_X86_64 LibreOffice_project/00m0$Build-3</meta:generator>
    <meta:document-statistic meta:table-count="0" meta:image-count="0" meta:object-count="0" meta:page-count="1" meta:paragraph-count="17" meta:word-count="121" meta:character-count="927" meta:non-whitespace-character-count="821"/>
  </office:meta>
</office:document-meta>
</file>